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8d19" officeooo:paragraph-rsid="00088d19"/>
    </style:style>
    <style:style style:name="P2" style:family="paragraph" style:parent-style-name="Standard" style:list-style-name="L2">
      <style:text-properties officeooo:rsid="00088d19" officeooo:paragraph-rsid="00088d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maire</text:p>
      <text:list xml:id="list2918230179" text:style-name="L2">
        <text:list-item>
          <text:p text:style-name="P2">Presentation de jeu</text:p>
        </text:list-item>
        <text:list-item>
          <text:p text:style-name="P2">Deroulement du projet</text:p>
        </text:list-item>
        <text:list-item>
          <text:p text:style-name="P2">Repartition des fichiers → MVC + diagramme de classes</text:p>
        </text:list-item>
        <text:list-item>
          <text:p text:style-name="P2">Les etapes du deroulement du jeu</text:p>
        </text:list-item>
        <text:list-item>
          <text:p text:style-name="P2">a) connexion/inscription</text:p>
        </text:list-item>
        <text:list-item>
          <text:p text:style-name="P2">b) sommaire</text:p>
        </text:list-item>
        <text:list-item>
          <text:p text:style-name="P2">b)1) aventure</text:p>
        </text:list-item>
        <text:list-item>
          <text:p text:style-name="P2">b)1)1) choix level</text:p>
        </text:list-item>
        <text:list-item>
          <text:p text:style-name="P2">b)1)2) presentation Level</text:p>
        </text:list-item>
        <text:list-item>
          <text:p text:style-name="P2">b)1)3) jeu</text:p>
        </text:list-item>
        <text:list-item>
          <text:p text:style-name="P2">b)1)4) fin jeu</text:p>
        </text:list-item>
        <text:list-item>
          <text:p text:style-name="P2">b)2) infini</text:p>
        </text:list-item>
        <text:list-item>
          <text:p text:style-name="P2">b)3) regles</text:p>
        </text:list-item>
        <text:list-item>
          <text:p text:style-name="P2">Interface Console</text:p>
        </text:list-item>
        <text:list-item>
          <text:p text:style-name="P2">Interface Graphique</text:p>
        </text:list-item>
        <text:list-item>
          <text:p text:style-name="P2">fbd</text:p>
        </text:list-item>
      </text:list>
      <text:p text:style-name="P1"/>
      <text:p text:style-name="P1">Enrionnement du jeu :</text:p>
      <text:p text:style-name="P1">- niveau et progression joueur</text:p>
      <text:p text:style-name="P1">- accueil</text:p>
      <text:p text:style-name="P1">-regles</text:p>
      <text:p text:style-name="P1">-demos</text:p>
      <text:p text:style-name="P1"/>
      <text:p text:style-name="P1"/>
      <text:p text:style-name="P1">Plateau-Joueur</text:p>
      <text:p text:style-name="P1"/>
      <text:p text:style-name="P1">methodes ds plateau</text:p>
      <text:p text:style-name="P1">joueur humain et robot</text:p>
      <text:p text:style-name="P1"/>
      <text:p text:style-name="P1"/>
      <text:p text:style-name="P1">Idée bonus envisageable</text:p>
      <text:p text:style-name="P1">supp coup</text:p>
      <text:p text:style-name="P1">aide si difficulté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3T23:55:49.901000000</meta:creation-date>
    <dc:date>2021-01-04T00:07:25.037000000</dc:date>
    <meta:editing-duration>PT1M10S</meta:editing-duration>
    <meta:editing-cycles>1</meta:editing-cycles>
    <meta:document-statistic meta:table-count="0" meta:image-count="0" meta:object-count="0" meta:page-count="1" meta:paragraph-count="28" meta:word-count="93" meta:character-count="503" meta:non-whitespace-character-count="454"/>
    <meta:generator>LibreOffice/7.0.4.2$Windows_X86_64 LibreOffice_project/dcf040e67528d9187c66b2379df5ea4407429775</meta:generator>
  </office:meta>
</office:document-meta>
</file>